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P1" style:family="paragraph" style:parent-style-name="Heading_20_1" style:list-style-name="">
      <style:text-properties officeooo:rsid="00254d29" officeooo:paragraph-rsid="00254d29"/>
    </style:style>
    <style:style style:name="P2" style:family="paragraph" style:parent-style-name="Heading_20_3">
      <style:text-properties officeooo:rsid="00254d29" officeooo:paragraph-rsid="00254d29"/>
    </style:style>
    <style:style style:name="P3" style:family="paragraph" style:parent-style-name="Heading_20_3">
      <style:text-properties officeooo:paragraph-rsid="00290f32"/>
    </style:style>
    <style:style style:name="P4" style:family="paragraph" style:parent-style-name="Heading_20_3">
      <style:text-properties officeooo:paragraph-rsid="0029f8d7"/>
    </style:style>
    <style:style style:name="P5" style:family="paragraph" style:parent-style-name="Heading_20_4">
      <style:text-properties officeooo:paragraph-rsid="00290f32"/>
    </style:style>
    <style:style style:name="P6" style:family="paragraph" style:parent-style-name="Text_20_body">
      <style:text-properties officeooo:rsid="00273fb3" officeooo:paragraph-rsid="00273fb3"/>
    </style:style>
    <style:style style:name="P7" style:family="paragraph" style:parent-style-name="Text_20_body">
      <style:text-properties officeooo:rsid="00273fb3" officeooo:paragraph-rsid="0029f8d7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normal" officeooo:rsid="00273fb3" officeooo:paragraph-rsid="00273fb3" style:font-weight-asian="normal" style:font-weight-complex="normal"/>
    </style:style>
    <style:style style:name="P10" style:family="paragraph" style:parent-style-name="Text_20_body">
      <style:text-properties fo:font-weight="normal" officeooo:rsid="00273fb3" officeooo:paragraph-rsid="0029f8d7" style:font-weight-asian="normal" style:font-weight-complex="normal"/>
    </style:style>
    <style:style style:name="P11" style:family="paragraph" style:parent-style-name="Text_20_body">
      <style:text-properties fo:font-weight="normal" officeooo:paragraph-rsid="00290f32" style:font-weight-asian="normal" style:font-weight-complex="normal"/>
    </style:style>
    <style:style style:name="P12" style:family="paragraph" style:parent-style-name="Text_20_body">
      <style:text-properties officeooo:paragraph-rsid="00273fb3"/>
    </style:style>
    <style:style style:name="P13" style:family="paragraph" style:parent-style-name="Text_20_body">
      <style:text-properties officeooo:paragraph-rsid="00290f32"/>
    </style:style>
    <style:style style:name="P14" style:family="paragraph" style:parent-style-name="Text_20_body">
      <style:text-properties officeooo:paragraph-rsid="0029f8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3fb3" style:font-weight-asian="bold" style:font-weight-complex="bold"/>
    </style:style>
    <style:style style:name="T3" style:family="text">
      <style:text-properties fo:font-weight="bold" officeooo:rsid="0029f8d7" style:font-weight-asian="bold" style:font-weight-complex="bold"/>
    </style:style>
    <style:style style:name="T4" style:family="text">
      <style:text-properties officeooo:rsid="00254d29"/>
    </style:style>
    <style:style style:name="T5" style:family="text">
      <style:text-properties officeooo:rsid="00273fb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73fb3" style:font-weight-asian="normal" style:font-weight-complex="normal"/>
    </style:style>
    <style:style style:name="T8" style:family="text">
      <style:text-properties fo:font-weight="normal" officeooo:rsid="00290f32" style:font-weight-asian="normal" style:font-weight-complex="normal"/>
    </style:style>
    <style:style style:name="T9" style:family="text">
      <style:text-properties fo:font-weight="normal" officeooo:rsid="00254d29" style:font-weight-asian="normal" style:font-weight-complex="normal"/>
    </style:style>
    <style:style style:name="T10" style:family="text">
      <style:text-properties officeooo:rsid="00280fa0"/>
    </style:style>
    <style:style style:name="T11" style:family="text">
      <style:text-properties officeooo:rsid="00290f32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Comparatif et superlatif</text:h>
      <text:h text:style-name="Heading_20_2" text:outline-level="2">Le comparatif</text:h>
      <text:h text:style-name="Heading_20_3" text:outline-level="3"><text:span text:style-name="T4">D</text:span>e supériorité</text:h>
      <text:h text:style-name="Heading_20_4" text:outline-level="4">Pour les adjectifs courts</text:h>
      <text:p text:style-name="Text_20_body">on utilise la structure : <text:span text:style-name="T1">Adjectif + -er + than</text:span></text:p>
      <text:p text:style-name="P8">⚠ Si l'adjectif se termine par une <text:span text:style-name="T1">consonne précédée d'une voyelle</text:span>, on <text:span text:style-name="T1">double</text:span> la consonne finale pour former le comparatif.</text:p>
      <text:p text:style-name="P8">⚠ <text:span text:style-name="T5">Les adjectifs se finissant par</text:span> <text:span text:style-name="T1">-y </text:span>ou<text:span text:style-name="T1"> -er,</text:span> <text:span text:style-name="T5">sont toujours des</text:span> adjectif<text:span text:style-name="T5">s</text:span> court<text:span text:style-name="T5">s</text:span>. On transforme <text:span text:style-name="T5">alors</text:span> <text:span text:style-name="T1">le -y en -i </text:span>pour former la structure.</text:p>
      <text:h text:style-name="Heading_20_4" text:outline-level="4">Pour les adjectifs longs <text:span text:style-name="T10">(au moins 2 syllabes)</text:span></text:h>
      <text:p text:style-name="Text_20_body">on utilise la structure : <text:span text:style-name="T1">More + adjectif + than</text:span></text:p>
      <text:h text:style-name="Heading_20_4" text:outline-level="4">Adjectifs irréguliers</text:h>
      <text:p text:style-name="P6"><text:span text:style-name="T6">- L'adjectif </text:span><text:span text:style-name="T1">good</text:span><text:span text:style-name="T6"> devient le comparatif </text:span><text:span text:style-name="T1">better</text:span><text:span text:style-name="T6">.</text:span></text:p>
      <text:p text:style-name="P9">- L'adjectif <text:span text:style-name="T1">bad</text:span> devient le comparatif <text:span text:style-name="T1">worse</text:span>.</text:p>
      <text:p text:style-name="P12"><text:span text:style-name="T7">- L'adjectif </text:span><text:span text:style-name="T2">far</text:span><text:span text:style-name="T7"> devient le comparatif </text:span><text:span text:style-name="T2">farther</text:span><text:span text:style-name="T7"> ou </text:span><text:span text:style-name="T2">further</text:span><text:span text:style-name="T7">.</text:span></text:p>
      <text:h text:style-name="Heading_20_3" text:outline-level="3">D’<text:span text:style-name="T4">infériorité</text:span></text:h>
      <text:p text:style-name="Text_20_body"><text:span text:style-name="T11">O</text:span>n utilise les structures <text:span text:style-name="T1">less + adjectif + than</text:span> <text:span text:style-name="T11">ou </text:span><text:span text:style-name="T1">not as + adjectif + as</text:span>. <text:span text:style-name="T11">Ici, l’adjectif ne subit pas de transformations.</text:span></text:p>
      <text:h text:style-name="P2" text:outline-level="3">D’égalité</text:h>
      <text:p text:style-name="P13"><text:span text:style-name="T11">O</text:span>n utilise la structure <text:span text:style-name="T1">As + adjectif + as. </text:span><text:span text:style-name="T8">Ici, l’adjectif ne subit pas de transformations.</text:span></text:p>
      <text:h text:style-name="Heading_20_2" text:outline-level="2">Le superlatif</text:h>
      <text:h text:style-name="Heading_20_3" text:outline-level="3">Introduction</text:h>
      <text:p text:style-name="Text_20_body">Le superlatif sert à comparer un élément avec un ensemble d'autres éléments.</text:p>
      <text:p text:style-name="Text_20_body">Lorsque le superlatif est suivi de <text:span text:style-name="T1">of</text:span>, cela permet de comparer l'élément à <text:span text:style-name="T11">u</text:span>n groupe, <text:span text:style-name="T11">u</text:span>n nombre ou une période</text:p>
      <text:p text:style-name="Text_20_body"><text:span text:style-name="T11">Quand le</text:span> superlatif <text:span text:style-name="T11">est</text:span> suivi de <text:span text:style-name="Strong_20_Emphasis"><text:span text:style-name="Emphasis"><text:span text:style-name="T13">in</text:span></text:span></text:span><text:span text:style-name="Strong_20_Emphasis"><text:span text:style-name="Emphasis"><text:span text:style-name="T12">,</text:span></text:span></text:span> <text:span text:style-name="T11">cela permet </text:span>d'établir la supériorité d'un élément dans un lieu donné.</text:p>
      <text:h text:style-name="P3" text:outline-level="3"><text:span text:style-name="T4">D</text:span>e supériorité</text:h>
      <text:h text:style-name="P5" text:outline-level="4">Pour les adjectifs courts</text:h>
      <text:p text:style-name="P13">on utilise la structure <text:span text:style-name="T1">The + adjectif + -est</text:span></text:p>
      <text:p text:style-name="P11">⚠ Si l'adjectif se termine par une <text:span text:style-name="T1">consonne précédée d'une voyelle</text:span>, on <text:span text:style-name="T1">double</text:span> la consonne finale pour former le comparatif.</text:p>
      <text:p text:style-name="P11"><text:soft-page-break/>⚠ <text:span text:style-name="T5">Les adjectifs se finissant par</text:span> <text:span text:style-name="T1">-y </text:span>ou<text:span text:style-name="T1"> -er,</text:span> <text:span text:style-name="T5">sont toujours des</text:span> adjectif<text:span text:style-name="T5">s</text:span> court<text:span text:style-name="T5">s</text:span>. On transforme <text:span text:style-name="T5">alors</text:span> <text:span text:style-name="T1">le -y en -i </text:span>pour former la structure.</text:p>
      <text:h text:style-name="P5" text:outline-level="4"><text:span text:style-name="T11">P</text:span>our les adjectifs longs <text:span text:style-name="T10">(au moins 2 syllabes)</text:span></text:h>
      <text:p text:style-name="P13">on utilise la structure <text:span text:style-name="T1">The most + adjectif</text:span></text:p>
      <text:h text:style-name="P5" text:outline-level="4">Adjectifs irréguliers</text:h>
      <text:p text:style-name="P7"><text:span text:style-name="T6">- L'adjectif </text:span><text:span text:style-name="T1">good</text:span><text:span text:style-name="T6"> devient le comparatif </text:span><text:span text:style-name="T3">the best</text:span><text:span text:style-name="T6">.</text:span></text:p>
      <text:p text:style-name="P10">- L'adjectif <text:span text:style-name="T1">bad</text:span> devient le comparatif <text:span text:style-name="T3">the worst</text:span>.</text:p>
      <text:p text:style-name="P14"><text:span text:style-name="T7">- L'adjectif </text:span><text:span text:style-name="T2">far</text:span><text:span text:style-name="T7"> devient le comparatif </text:span><text:span text:style-name="T3">the farthest</text:span><text:span text:style-name="T7">.</text:span></text:p>
      <text:h text:style-name="P4" text:outline-level="3"><text:span text:style-name="T7">D’</text:span><text:span text:style-name="T9">infériorité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2a6099" fo:font-weight="normal" style:font-size-asian="13pt" style:font-style-asian="normal" style:font-weight-asian="normal" style:font-size-complex="13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0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4:19:02.863903550</meta:creation-date>
    <meta:editing-duration>PT1H55M19S</meta:editing-duration>
    <meta:editing-cycles>18</meta:editing-cycles>
    <meta:generator>LibreOffice/7.3.4.2$Linux_X86_64 LibreOffice_project/30$Build-2</meta:generator>
    <dc:title>TST</dc:title>
    <dc:date>2022-07-25T15:08:09.173422325</dc:date>
    <meta:document-statistic meta:table-count="0" meta:image-count="0" meta:object-count="0" meta:page-count="2" meta:paragraph-count="34" meta:word-count="306" meta:character-count="1820" meta:non-whitespace-character-count="1548"/>
    <meta:template xlink:type="simple" xlink:actuate="onRequest" xlink:title="TST" xlink:href="../../../../../.config/libreoffice/4/user/template/TST.ott" meta:date="2022-07-24T14:18:57.807227489"/>
  </office:meta>
</office:document-meta>
</file>